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64f8" officeooo:paragraph-rsid="000a64f8"/>
    </style:style>
    <style:style style:name="P2" style:family="paragraph" style:parent-style-name="Standard">
      <style:text-properties officeooo:rsid="000b06ec" officeooo:paragraph-rsid="000b06ec"/>
    </style:style>
    <style:style style:name="P3" style:family="paragraph" style:parent-style-name="Standard">
      <style:text-properties officeooo:rsid="000c0555" officeooo:paragraph-rsid="000c0555"/>
    </style:style>
    <style:style style:name="P4" style:family="paragraph" style:parent-style-name="Standard">
      <style:text-properties officeooo:rsid="000c0555" officeooo:paragraph-rsid="000d78ec"/>
    </style:style>
    <style:style style:name="P5" style:family="paragraph" style:parent-style-name="Standard">
      <style:text-properties officeooo:rsid="000d78ec" officeooo:paragraph-rsid="000d78ec"/>
    </style:style>
    <style:style style:name="P6" style:family="paragraph" style:parent-style-name="Standard">
      <style:text-properties officeooo:rsid="000d78ec" officeooo:paragraph-rsid="000f7818"/>
    </style:style>
    <style:style style:name="P7" style:family="paragraph" style:parent-style-name="Standard">
      <style:text-properties officeooo:rsid="000f7818" officeooo:paragraph-rsid="000f7818"/>
    </style:style>
    <style:style style:name="P8" style:family="paragraph" style:parent-style-name="Standard">
      <style:text-properties officeooo:rsid="00113a7c" officeooo:paragraph-rsid="00113a7c"/>
    </style:style>
    <style:style style:name="T1" style:family="text">
      <style:text-properties officeooo:rsid="000b06ec"/>
    </style:style>
    <style:style style:name="T2" style:family="text">
      <style:text-properties officeooo:rsid="000c0555"/>
    </style:style>
    <style:style style:name="T3" style:family="text">
      <style:text-properties officeooo:rsid="000d78ec"/>
    </style:style>
    <style:style style:name="T4" style:family="text">
      <style:text-properties officeooo:rsid="000f7818"/>
    </style:style>
    <style:style style:name="T5" style:family="text">
      <style:text-properties officeooo:rsid="00113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stas da Primeira Questão – Yasmin Kely Lucena de Medeiros</text:p>
      <text:p text:style-name="P1"/>
      <text:p text:style-name="P1">1- a) Estrutura de Dados: São organizações de dados na memória de algum dispositivo de armazenamento, de forma que essa memória seja consumida de forma eficiente. Ou seja, são formas de organizar dados de forma que se possa armazenar de forma eficiente, ou seja, no menor espaço possível na memória e consumindo uma menor quantidade de processamento possível. <text:span text:style-name="T1">Ainda nesta organização, está inserido a maneira em como os dados estão relacionados e a facilitadores que auxiliam em seu manuseio, com as quais </text:span>são descritas <text:span text:style-name="T1">em</text:span> funções <text:span text:style-name="T1">que são </text:span>fornecidas pela estru<text:span text:style-name="T1">turas. Por exemplo arrays, vetores, dicionários.</text:span></text:p>
      <text:p text:style-name="P1"/>
      <text:p text:style-name="P2">TAD: São estruturas de dados que representam tipos de dados que usualmente não são encontrados nas linguagens de programação, porém se fazem necessárias para a programação de aplicações que demandam um maior nível de abstração e organização de seus dados. <text:span text:style-name="T2">Além disso, por ser uma estrutura de dados possui tanto valores quanto operações (funcões) para o seu manuseio. Exemplos Listas, Pilhas, Filas.</text:span></text:p>
      <text:p text:style-name="P2"/>
      <text:p text:style-name="P3"><text:span text:style-name="T3">b)</text:span> Arrays Estáticos: Uma estrutura de dados que armazena <text:s/>uma quantidade definida de dados, sendo isto feito em sua declaração. Ex: int a [1];</text:p>
      <text:p text:style-name="P3"/>
      <text:p text:style-name="P4">Arrays Dinâmicos:<text:span text:style-name="T3">U</text:span>ma estrutura de dados que armazena <text:s/>uma quantidade <text:span text:style-name="T3">in</text:span>definida de dados, <text:span text:style-name="T3">o que viabiliza com que seu tamanho possa variar, já que é possível inserir e retirar elemento dessa estrutura ao longo da execução.Ex: int* i = (int*) malloc(sizeof(int));</text:span></text:p>
      <text:p text:style-name="P5"/>
      <text:p text:style-name="P6">c)Lista: Trata-se de um conjunto de dados <text:span text:style-name="T4">armazenados em espaços de memória de forma relacionada, ou seja, são interligados representando um sequência de algum tipo de dado. </text:span></text:p>
      <text:p text:style-name="P6"><text:span text:style-name="T4">Exemplo: </text:span><text:s/></text:p>
      <text:p text:style-name="P6"><text:tab/><text:span text:style-name="T4">struct No{</text:span></text:p>
      <text:p text:style-name="P6"><text:span text:style-name="T4"><text:tab/><text:tab/>int dado;</text:span></text:p>
      <text:p text:style-name="P6"><text:tab/><text:tab/><text:span text:style-name="T4">No *prox;</text:span></text:p>
      <text:p text:style-name="P6"><text:span text:style-name="T4"><text:tab/>}</text:span></text:p>
      <text:p text:style-name="P6"/>
      <text:p text:style-name="P7">Lista Encadeada:Trata-se de uma lista, com na qual seus dados (independente de qual tipo seja) estão interligados de forma sequencial. Diante de tal fato, seus elementos podem ser facilmente manipulados ao longo da execução, já que se trata de uma estrutura de dados. Sua estrutura apresenta dois elementos, um ponteiro que aponta para o próximo elemento, e um dado que será armazenado naquela posição da lista.</text:p>
      <text:p text:style-name="P6"><text:span text:style-name="T4">Exemplo: </text:span><text:s/></text:p>
      <text:p text:style-name="P6"><text:tab/><text:span text:style-name="T4">struct No{</text:span></text:p>
      <text:p text:style-name="P6"><text:span text:style-name="T4"><text:tab/><text:tab/>int dado;</text:span></text:p>
      <text:p text:style-name="P6"><text:tab/><text:tab/><text:span text:style-name="T5">struct </text:span><text:span text:style-name="T4">No* prox;</text:span></text:p>
      <text:p text:style-name="P6"><text:span text:style-name="T4"><text:tab/>}</text:span></text:p>
      <text:p text:style-name="P7">Lista Circular: <text:span text:style-name="T5">Traz o mesmo príncipio da lista encadeada, porém seu último elemento aponta para o primeiro, montando uma estrutura circular.</text:span></text:p>
      <text:p text:style-name="P7"/>
      <text:p text:style-name="P8">Listas Heterogêneas: São listas que podem armazenar diferentes tipos de dados ao longo de seus campos. Sua estrutura contém o conteúdo do tipo void, ou seja, passível de utilizar diferentes tipos, e um ponteiro para apontar para o próximo elemento da lista.</text:p>
      <text:p text:style-name="P8">Exemplo:</text:p>
      <text:p text:style-name="P8"><text:tab/>struct exemplo{</text:p>
      <text:p text:style-name="P8"><text:tab/><text:tab/>void* dadoArmazenado;</text:p>
      <text:p text:style-name="P8"><text:tab/><text:tab/>struct exemplo* prox;</text:p>
      <text:p text:style-name="P8"><text:tab/>} </text:p>
      <text:p text:style-name="P7"><text:soft-page-break/></text:p>
      <text:p text:style-name="P8">2 - </text:p>
      <text:p text:style-name="P5"/>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20:07:18.327241553</meta:creation-date>
    <dc:date>2020-10-05T21:22:11.028462837</dc:date>
    <meta:editing-duration>PT11M50S</meta:editing-duration>
    <meta:editing-cycles>1</meta:editing-cycles>
    <meta:document-statistic meta:table-count="0" meta:image-count="0" meta:object-count="0" meta:page-count="2" meta:paragraph-count="25" meta:word-count="415" meta:character-count="2630" meta:non-whitespace-character-count="2212"/>
    <meta:generator>LibreOffice/6.4.5.2$Linux_X86_64 LibreOffice_project/40$Build-2</meta:generator>
  </office:meta>
</office:document-meta>
</file>